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man" svg:font-family="Roman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officeooo:rsid="00189d39" officeooo:paragraph-rsid="00189d39" style:font-size-asian="15.75pt" style:font-size-complex="18pt"/>
    </style:style>
    <style:style style:name="P2" style:family="paragraph" style:parent-style-name="Standard">
      <style:text-properties style:font-name="Calibri" fo:font-size="16pt" fo:font-weight="bold" officeooo:rsid="00189d39" officeooo:paragraph-rsid="00189d39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Calibri" fo:font-size="16pt" fo:font-style="italic" fo:font-weight="bold" officeooo:rsid="00189d39" officeooo:paragraph-rsid="00189d39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alibri" fo:font-size="12pt" fo:font-style="normal" fo:font-weight="normal" officeooo:rsid="00189d39" officeooo:paragraph-rsid="00189d3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fo:font-weight="normal" officeooo:rsid="001cacad" style:font-weight-asian="normal" style:font-weight-complex="normal"/>
    </style:style>
    <style:style style:name="T5" style:family="text">
      <style:text-properties fo:font-style="normal" fo:font-weight="normal" officeooo:rsid="001cacad" style:font-style-asian="normal" style:font-weight-asian="normal" style:font-style-complex="normal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a7c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caca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weight="normal" officeooo:rsid="001afcf1" style:font-size-asian="10.5pt" style:font-weight-asian="normal" style:font-size-complex="12pt" style:font-weight-complex="normal"/>
    </style:style>
    <style:style style:name="T1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officeooo:rsid="001a7c13"/>
    </style:style>
    <style:style style:name="T13" style:family="text">
      <style:text-properties officeooo:rsid="001afcf1"/>
    </style:style>
    <style:style style:name="T14" style:family="text">
      <style:text-properties officeooo:rsid="001cac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tab/><text:tab/><text:tab/><text:tab/>&lt;Game Name&gt;<text:line-break/><text:line-break/><text:tab/><text:tab/><text:tab/> <text:tab/> <text:s text:c="4"/>Groep 7<text:line-break/><text:line-break/><text:tab/><text:tab/><text:tab/><text:tab/>GDD Written by: <text:line-break/><text:tab/><text:tab/><text:tab/>Joey Koedijk en Ralph Otte<text:line-break/><text:line-break/><text:tab/><text:tab/><text:tab/><text:span text:style-name="T14">Developers:<text:line-break/><text:tab/><text:tab/><text:tab/>Joey Koedijk<text:line-break/><text:tab/><text:tab/><text:tab/>Ralph Otte<text:line-break/><text:line-break/><text:tab/><text:tab/><text:tab/>Artists:<text:line-break/><text:tab/><text:tab/><text:tab/>Levi Veugers<text:line-break/><text:tab/><text:tab/><text:tab/>Rianne Van der Pol<text:line-break/><text:tab/><text:tab/><text:tab/>Peije Steinz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3">Game Description<text:line-break/><text:line-break/></text:span><text:span text:style-name="T7">Thema: T.B.A.<text:line-break/>Genre: </text:span><text:span text:style-name="T9">2D </text:span><text:span text:style-name="T7">Tower Defense/Rhythm<text:line-break/><text:line-break/></text:span><text:span text:style-name="T9">Platform: PC</text:span><text:span text:style-name="T7"><text:line-break/><text:line-break/>Core Gameplay Mechanics:<text:line-break/>-Towers fire automatically<text:line-break/>-Enemies walk up to your towers &amp; will try to destroy them<text:line-break/>-Hit the notes at the right moment to influence* the game<text:line-break/>-Upgrade your towers to overcome higher waves/levels<text:line-break/><text:line-break/></text:span><text:span text:style-name="T11">*Influence<text:line-break/>T.B.A.</text:span><text:span text:style-name="T7"><text:line-break/><text:line-break/><text:line-break/>Project Description:<text:line-break/>Rhythmic Tower Defense using a “Guitar-Hero” styled board to </text:span><text:span text:style-name="T8">help your towers survive the waves of enemies approaching your towers.<text:line-break/></text:span><text:span text:style-name="T7"><text:line-break/><text:line-break/><text:line-break/>What sets this project apart?<text:line-break/>The use of Rhythm elements to influence the “passive” gameplay of regular Tower Defense games into a more “active” game with a more rewarding feel.<text:line-break/><text:line-break/>Gameplay:<text:line-break/>Hit the notes at the right moment to influence* the game.<text:line-break/><text:line-break/></text:span><text:span text:style-name="T11">*Influence<text:line-break/>T.B.A.</text:span><text:span text:style-name="T7"><text:line-break/><text:line-break/><text:line-break/><text:line-break/></text:span><text:span text:style-name="T9">Target market:<text:line-break/>Children aged 12 y/o</text:span><text:span text:style-name="T7"><text:line-break/><text:line-break/>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1"><text:line-break/><text:line-break/></text:span><text:soft-page-break/><text:span text:style-name="T1">Art</text:span></text:p>
      <text:p text:style-name="P3"><text:line-break/><text:span text:style-name="T7">Assets Needed:<text:line-break/></text:span><text:span text:style-name="T6">2D:<text:line-break/></text:span><text:span text:style-name="T10">-Towers<text:line-break/>-Enemies<text:line-break/>-Bullets/Arrows(TBA)<text:line-break/>-”Noteboard”<text:line-break/>-Backdrop<text:line-break/>-Menu Art<text:line-break/>-Upgrade Menu Art<text:line-break/>-Currency Art<text:line-break/>-Notes</text:span><text:span text:style-name="T6"><text:line-break/><text:line-break/>Sound:<text:line-break/></text:span><text:span text:style-name="T10">Theme-correspondent music for each level</text:span><text:span text:style-name="T6"><text:line-break/><text:line-break/>Code:<text:line-break/></text:span><text:span text:style-name="T7">-</text:span><text:span text:style-name="T6"><text:line-break/><text:line-break/>Animation:</text:span></text:p>
      <text:p text:style-name="P4">-<text:span text:style-name="T13">Enemy walk anima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soft-page-break/>Production Schedule</text:p>
      <text:p text:style-name="P3"><text:line-break/><text:span text:style-name="T12">TB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Technical <text:line-break/><text:span text:style-name="T14">Code versioning(Github)<text:line-break/><text:line-break/>Code objects(Class Diagra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man" svg:font-family="Roman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03:17.630000000</meta:creation-date>
    <dc:date>2015-11-04T12:00:00.083000000</dc:date>
    <meta:editing-duration>PT25M31S</meta:editing-duration>
    <meta:editing-cycles>3</meta:editing-cycles>
    <meta:generator>LibreOffice/5.0.2.2$Windows_x86 LibreOffice_project/37b43f919e4de5eeaca9b9755ed688758a8251fe</meta:generator>
    <meta:document-statistic meta:table-count="0" meta:image-count="0" meta:object-count="0" meta:page-count="5" meta:paragraph-count="7" meta:word-count="184" meta:character-count="1313" meta:non-whitespace-character-count="1045"/>
  </office:meta>
</office:document-meta>
</file>